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9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Noto Sans CJK SC Regula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光斑1，相同强度，不同位置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100_100_2.0</text:p>
          </table:table-cell>
          <table:table-cell office:value-type="string" calcext:value-type="string">
            <text:p>100_300_2.0100_600_2.0</text:p>
          </table:table-cell>
          <table:table-cell/>
          <table:table-cell office:value-type="string" calcext:value-type="string">
            <text:p>400_400_2.0</text:p>
          </table:table-cell>
          <table:table-cell office:value-type="string" calcext:value-type="string">
            <text:p>400_500_2.0</text:p>
          </table:table-cell>
          <table:table-cell office:value-type="string" calcext:value-type="string">
            <text:p>400_600_2.0</text:p>
          </table:table-cell>
          <table:table-cell table:style-name="ce1" office:value-type="string" calcext:value-type="string">
            <text:p>600_600_2.0</text:p>
          </table:table-cell>
        </table:table-row>
        <table:table-row table:style-name="ro1">
          <table:table-cell office:value-type="string" calcext:value-type="string">
            <text:p>MFSIM</text:p>
          </table:table-cell>
          <table:table-cell office:value-type="float" office:value="0.692967" calcext:value-type="float">
            <text:p>0.692967</text:p>
          </table:table-cell>
          <table:table-cell office:value-type="float" office:value="0.73336" calcext:value-type="float">
            <text:p>0.73336</text:p>
          </table:table-cell>
          <table:table-cell office:value-type="float" office:value="0.744148" calcext:value-type="float">
            <text:p>0.744148</text:p>
          </table:table-cell>
          <table:table-cell office:value-type="float" office:value="0.588794" calcext:value-type="float">
            <text:p>0.588794</text:p>
          </table:table-cell>
          <table:table-cell office:value-type="float" office:value="0.599161" calcext:value-type="float">
            <text:p>0.599161</text:p>
          </table:table-cell>
          <table:table-cell office:value-type="float" office:value="0.596358" calcext:value-type="float">
            <text:p>0.596358</text:p>
          </table:table-cell>
          <table:table-cell office:value-type="float" office:value="0.611012" calcext:value-type="float">
            <text:p>0.611012</text:p>
          </table:table-cell>
        </table:table-row>
        <table:table-row table:style-name="ro1">
          <table:table-cell office:value-type="string" calcext:value-type="string">
            <text:p>WFSIM</text:p>
          </table:table-cell>
          <table:table-cell table:style-name="ce1" office:value-type="float" office:value="0.580466" calcext:value-type="float">
            <text:p>0.580466</text:p>
          </table:table-cell>
          <table:table-cell office:value-type="float" office:value="0.629096" calcext:value-type="float">
            <text:p>0.629096</text:p>
          </table:table-cell>
          <table:table-cell office:value-type="float" office:value="0.644619" calcext:value-type="float">
            <text:p>0.644619</text:p>
          </table:table-cell>
          <table:table-cell office:value-type="float" office:value="0.459457" calcext:value-type="float">
            <text:p>0.459457</text:p>
          </table:table-cell>
          <table:table-cell office:value-type="float" office:value="0.48753" calcext:value-type="float">
            <text:p>0.48753</text:p>
          </table:table-cell>
          <table:table-cell office:value-type="float" office:value="0.494694" calcext:value-type="float">
            <text:p>0.494694</text:p>
          </table:table-cell>
          <table:table-cell office:value-type="float" office:value="0.500614" calcext:value-type="float">
            <text:p>0.500614</text:p>
          </table:table-cell>
        </table:table-row>
        <table:table-row table:style-name="ro1">
          <table:table-cell office:value-type="string" calcext:value-type="string">
            <text:p>WMS_SSIM</text:p>
          </table:table-cell>
          <table:table-cell office:value-type="float" office:value="0.980664" calcext:value-type="float">
            <text:p>0.980664</text:p>
          </table:table-cell>
          <table:table-cell office:value-type="float" office:value="0.979505" calcext:value-type="float">
            <text:p>0.979505</text:p>
          </table:table-cell>
          <table:table-cell office:value-type="float" office:value="0.979175" calcext:value-type="float">
            <text:p>0.979175</text:p>
          </table:table-cell>
          <table:table-cell office:value-type="float" office:value="0.982327" calcext:value-type="float">
            <text:p>0.982327</text:p>
          </table:table-cell>
          <table:table-cell office:value-type="float" office:value="0.983192" calcext:value-type="float">
            <text:p>0.983192</text:p>
          </table:table-cell>
          <table:table-cell office:value-type="float" office:value="0.981971" calcext:value-type="float">
            <text:p>0.981971</text:p>
          </table:table-cell>
          <table:table-cell office:value-type="float" office:value="0.981733" calcext:value-type="float">
            <text:p>0.981733</text:p>
          </table:table-cell>
        </table:table-row>
        <table:table-row table:style-name="ro1">
          <table:table-cell office:value-type="string" calcext:value-type="string">
            <text:p>SSIM</text:p>
          </table:table-cell>
          <table:table-cell office:value-type="float" office:value="0.97964" calcext:value-type="float">
            <text:p>0.97964</text:p>
          </table:table-cell>
          <table:table-cell office:value-type="float" office:value="0.977467" calcext:value-type="float">
            <text:p>0.977467</text:p>
          </table:table-cell>
          <table:table-cell office:value-type="float" office:value="0.976627" calcext:value-type="float">
            <text:p>0.976627</text:p>
          </table:table-cell>
          <table:table-cell office:value-type="float" office:value="0.979517" calcext:value-type="float">
            <text:p>0.979517</text:p>
          </table:table-cell>
          <table:table-cell office:value-type="float" office:value="0.978223" calcext:value-type="float">
            <text:p>0.978223</text:p>
          </table:table-cell>
          <table:table-cell office:value-type="float" office:value="0.976758" calcext:value-type="float">
            <text:p>0.976758</text:p>
          </table:table-cell>
          <table:table-cell office:value-type="float" office:value="0.977024" calcext:value-type="float">
            <text:p>0.977024</text:p>
          </table:table-cell>
        </table:table-row>
        <table:table-row table:style-name="ro1">
          <table:table-cell office:value-type="string" calcext:value-type="string">
            <text:p>PSNR</text:p>
          </table:table-cell>
          <table:table-cell office:value-type="float" office:value="21.013188" calcext:value-type="float">
            <text:p>21.013188</text:p>
          </table:table-cell>
          <table:table-cell office:value-type="float" office:value="20.866694" calcext:value-type="float">
            <text:p>20.866694</text:p>
          </table:table-cell>
          <table:table-cell office:value-type="float" office:value="20.533727" calcext:value-type="float">
            <text:p>20.533727</text:p>
          </table:table-cell>
          <table:table-cell office:value-type="float" office:value="23.569705" calcext:value-type="float">
            <text:p>23.569705</text:p>
          </table:table-cell>
          <table:table-cell office:value-type="float" office:value="22.208515" calcext:value-type="float">
            <text:p>22.208515</text:p>
          </table:table-cell>
          <table:table-cell office:value-type="float" office:value="21.70358" calcext:value-type="float">
            <text:p>21.70358</text:p>
          </table:table-cell>
          <table:table-cell office:value-type="float" office:value="21.067979" calcext:value-type="float">
            <text:p>21.067979</text:p>
          </table:table-cell>
        </table:table-row>
        <table:table-row table:style-name="ro2">
          <table:table-cell office:value-type="string" calcext:value-type="string">
            <text:p>光斑1，相同位置，不同强度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400_400_1.0</text:p>
          </table:table-cell>
          <table:table-cell office:value-type="string" calcext:value-type="string">
            <text:p>400_400_2.0</text:p>
          </table:table-cell>
          <table:table-cell office:value-type="string" calcext:value-type="string">
            <text:p>400_400_3.0</text:p>
          </table:table-cell>
          <table:table-cell office:value-type="string" calcext:value-type="string">
            <text:p>400_400_3.5</text:p>
          </table:table-cell>
          <table:table-cell office:value-type="string" calcext:value-type="string">
            <text:p>400_400_4.0</text:p>
          </table:table-cell>
          <table:table-cell office:value-type="string" calcext:value-type="string">
            <text:p>400_400_4.5</text:p>
          </table:table-cell>
          <table:table-cell office:value-type="string" calcext:value-type="string">
            <text:p>400_400_5.0</text:p>
          </table:table-cell>
        </table:table-row>
        <table:table-row table:style-name="ro1">
          <table:table-cell office:value-type="string" calcext:value-type="string">
            <text:p>MFSIM</text:p>
          </table:table-cell>
          <table:table-cell office:value-type="float" office:value="0.749303" calcext:value-type="float">
            <text:p>0.749303</text:p>
          </table:table-cell>
          <table:table-cell office:value-type="float" office:value="0.588794" calcext:value-type="float">
            <text:p>0.588794</text:p>
          </table:table-cell>
          <table:table-cell office:value-type="float" office:value="0.473496" calcext:value-type="float">
            <text:p>0.473496</text:p>
          </table:table-cell>
          <table:table-cell office:value-type="float" office:value="0.446093" calcext:value-type="float">
            <text:p>0.446093</text:p>
          </table:table-cell>
          <table:table-cell office:value-type="float" office:value="0.415541" calcext:value-type="float">
            <text:p>0.415541</text:p>
          </table:table-cell>
          <table:table-cell office:value-type="float" office:value="0.349179" calcext:value-type="float">
            <text:p>0.349179</text:p>
          </table:table-cell>
          <table:table-cell office:value-type="float" office:value="0.331841" calcext:value-type="float">
            <text:p>0.331841</text:p>
          </table:table-cell>
        </table:table-row>
        <table:table-row table:style-name="ro1">
          <table:table-cell office:value-type="string" calcext:value-type="string">
            <text:p>WFSIM</text:p>
          </table:table-cell>
          <table:table-cell office:value-type="float" office:value="0.688349" calcext:value-type="float">
            <text:p>0.688349</text:p>
          </table:table-cell>
          <table:table-cell office:value-type="float" office:value="0.459457" calcext:value-type="float">
            <text:p>0.459457</text:p>
          </table:table-cell>
          <table:table-cell office:value-type="float" office:value="0.307012" calcext:value-type="float">
            <text:p>0.307012</text:p>
          </table:table-cell>
          <table:table-cell office:value-type="float" office:value="0.269409" calcext:value-type="float">
            <text:p>0.269409</text:p>
          </table:table-cell>
          <table:table-cell office:value-type="float" office:value="0.237701" calcext:value-type="float">
            <text:p>0.237701</text:p>
          </table:table-cell>
          <table:table-cell office:value-type="float" office:value="0.19372" calcext:value-type="float">
            <text:p>0.19372</text:p>
          </table:table-cell>
          <table:table-cell office:value-type="float" office:value="0.184259" calcext:value-type="float">
            <text:p>0.184259</text:p>
          </table:table-cell>
        </table:table-row>
        <table:table-row table:style-name="ro1">
          <table:table-cell office:value-type="string" calcext:value-type="string">
            <text:p>WMS_SSIM</text:p>
          </table:table-cell>
          <table:table-cell office:value-type="float" office:value="0.994485" calcext:value-type="float">
            <text:p>0.994485</text:p>
          </table:table-cell>
          <table:table-cell office:value-type="float" office:value="0.982327" calcext:value-type="float">
            <text:p>0.982327</text:p>
          </table:table-cell>
          <table:table-cell office:value-type="float" office:value="0.9678" calcext:value-type="float">
            <text:p>0.9678</text:p>
          </table:table-cell>
          <table:table-cell office:value-type="float" office:value="0.963124" calcext:value-type="float">
            <text:p>0.963124</text:p>
          </table:table-cell>
          <table:table-cell office:value-type="float" office:value="0.955497" calcext:value-type="float">
            <text:p>0.955497</text:p>
          </table:table-cell>
          <table:table-cell office:value-type="float" office:value="0.944931" calcext:value-type="float">
            <text:p>0.944931</text:p>
          </table:table-cell>
          <table:table-cell office:value-type="float" office:value="0.935242" calcext:value-type="float">
            <text:p>0.935242</text:p>
          </table:table-cell>
        </table:table-row>
        <table:table-row table:style-name="ro1">
          <table:table-cell office:value-type="string" calcext:value-type="string">
            <text:p>SSIM</text:p>
          </table:table-cell>
          <table:table-cell office:value-type="float" office:value="0.994341" calcext:value-type="float">
            <text:p>0.994341</text:p>
          </table:table-cell>
          <table:table-cell office:value-type="float" office:value="0.979517" calcext:value-type="float">
            <text:p>0.979517</text:p>
          </table:table-cell>
          <table:table-cell office:value-type="float" office:value="0.957719" calcext:value-type="float">
            <text:p>0.957719</text:p>
          </table:table-cell>
          <table:table-cell office:value-type="float" office:value="0.944645" calcext:value-type="float">
            <text:p>0.944645</text:p>
          </table:table-cell>
          <table:table-cell office:value-type="float" office:value="0.929082" calcext:value-type="float">
            <text:p>0.929082</text:p>
          </table:table-cell>
          <table:table-cell office:value-type="float" office:value="0.912116" calcext:value-type="float">
            <text:p>0.912116</text:p>
          </table:table-cell>
          <table:table-cell office:value-type="float" office:value="0.893518" calcext:value-type="float">
            <text:p>0.893518</text:p>
          </table:table-cell>
        </table:table-row>
        <table:table-row table:style-name="ro1">
          <table:table-cell office:value-type="string" calcext:value-type="string">
            <text:p>PSNR</text:p>
          </table:table-cell>
          <table:table-cell office:value-type="float" office:value="30.317956" calcext:value-type="float">
            <text:p>30.317956</text:p>
          </table:table-cell>
          <table:table-cell office:value-type="float" office:value="23.569705" calcext:value-type="float">
            <text:p>23.569705</text:p>
          </table:table-cell>
          <table:table-cell office:value-type="float" office:value="19.522134" calcext:value-type="float">
            <text:p>19.522134</text:p>
          </table:table-cell>
          <table:table-cell office:value-type="float" office:value="17.949585" calcext:value-type="float">
            <text:p>17.949585</text:p>
          </table:table-cell>
          <table:table-cell office:value-type="float" office:value="16.607945" calcext:value-type="float">
            <text:p>16.607945</text:p>
          </table:table-cell>
          <table:table-cell office:value-type="float" office:value="15.437876" calcext:value-type="float">
            <text:p>15.437876</text:p>
          </table:table-cell>
          <table:table-cell office:value-type="float" office:value="14.37147" calcext:value-type="float">
            <text:p>14.37147</text:p>
          </table:table-cell>
        </table:table-row>
        <table:table-row table:style-name="ro2">
          <table:table-cell office:value-type="string" calcext:value-type="string">
            <text:p>光斑2，相同强度，不同位置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100_100_2.0</text:p>
          </table:table-cell>
          <table:table-cell office:value-type="string" calcext:value-type="string">
            <text:p>100_300_2.0100_600_2.0</text:p>
          </table:table-cell>
          <table:table-cell/>
          <table:table-cell office:value-type="string" calcext:value-type="string">
            <text:p>400_400_2.0</text:p>
          </table:table-cell>
          <table:table-cell office:value-type="string" calcext:value-type="string">
            <text:p>400_500_2.0</text:p>
          </table:table-cell>
          <table:table-cell office:value-type="string" calcext:value-type="string">
            <text:p>400_600_2.0</text:p>
          </table:table-cell>
          <table:table-cell table:style-name="ce1" office:value-type="string" calcext:value-type="string">
            <text:p>600_600_2.0</text:p>
          </table:table-cell>
        </table:table-row>
        <table:table-row table:style-name="ro1">
          <table:table-cell office:value-type="string" calcext:value-type="string">
            <text:p>MFSIM</text:p>
          </table:table-cell>
          <table:table-cell office:value-type="float" office:value="0.281795" calcext:value-type="float">
            <text:p>0.281795</text:p>
          </table:table-cell>
          <table:table-cell office:value-type="float" office:value="0.16326" calcext:value-type="float">
            <text:p>0.16326</text:p>
          </table:table-cell>
          <table:table-cell office:value-type="float" office:value="0.188942" calcext:value-type="float">
            <text:p>0.188942</text:p>
          </table:table-cell>
          <table:table-cell office:value-type="float" office:value="0.095375" calcext:value-type="float">
            <text:p>0.095375</text:p>
          </table:table-cell>
          <table:table-cell office:value-type="float" office:value="0.10221" calcext:value-type="float">
            <text:p>0.10221</text:p>
          </table:table-cell>
          <table:table-cell office:value-type="float" office:value="0.102332" calcext:value-type="float">
            <text:p>0.102332</text:p>
          </table:table-cell>
          <table:table-cell office:value-type="float" office:value="0.104081" calcext:value-type="float">
            <text:p>0.104081</text:p>
          </table:table-cell>
        </table:table-row>
        <table:table-row table:style-name="ro1">
          <table:table-cell office:value-type="string" calcext:value-type="string">
            <text:p>WFSIM</text:p>
          </table:table-cell>
          <table:table-cell office:value-type="float" office:value="0.090767" calcext:value-type="float">
            <text:p>0.090767</text:p>
          </table:table-cell>
          <table:table-cell office:value-type="float" office:value="0.052872" calcext:value-type="float">
            <text:p>0.052872</text:p>
          </table:table-cell>
          <table:table-cell office:value-type="float" office:value="0.067051" calcext:value-type="float">
            <text:p>0.067051</text:p>
          </table:table-cell>
          <table:table-cell office:value-type="float" office:value="0.023586" calcext:value-type="float">
            <text:p>0.023586</text:p>
          </table:table-cell>
          <table:table-cell office:value-type="float" office:value="0.028133" calcext:value-type="float">
            <text:p>0.028133</text:p>
          </table:table-cell>
          <table:table-cell office:value-type="float" office:value="0.030739" calcext:value-type="float">
            <text:p>0.030739</text:p>
          </table:table-cell>
          <table:table-cell office:value-type="float" office:value="0.032086" calcext:value-type="float">
            <text:p>0.032086</text:p>
          </table:table-cell>
        </table:table-row>
        <table:table-row table:style-name="ro1">
          <table:table-cell office:value-type="string" calcext:value-type="string">
            <text:p>WMS_SSIM</text:p>
          </table:table-cell>
          <table:table-cell office:value-type="float" office:value="0.937437" calcext:value-type="float">
            <text:p>0.937437</text:p>
          </table:table-cell>
          <table:table-cell office:value-type="float" office:value="0.921267" calcext:value-type="float">
            <text:p>0.921267</text:p>
          </table:table-cell>
          <table:table-cell office:value-type="float" office:value="0.920148" calcext:value-type="float">
            <text:p>0.920148</text:p>
          </table:table-cell>
          <table:table-cell office:value-type="float" office:value="0.886157" calcext:value-type="float">
            <text:p>0.886157</text:p>
          </table:table-cell>
          <table:table-cell office:value-type="float" office:value="0.886586" calcext:value-type="float">
            <text:p>0.886586</text:p>
          </table:table-cell>
          <table:table-cell office:value-type="float" office:value="0.891936" calcext:value-type="float">
            <text:p>0.891936</text:p>
          </table:table-cell>
          <table:table-cell office:value-type="float" office:value="0.89382" calcext:value-type="float">
            <text:p>0.89382</text:p>
          </table:table-cell>
        </table:table-row>
        <table:table-row table:style-name="ro1">
          <table:table-cell office:value-type="string" calcext:value-type="string">
            <text:p>SSIM</text:p>
          </table:table-cell>
          <table:table-cell office:value-type="float" office:value="0.917269" calcext:value-type="float">
            <text:p>0.917269</text:p>
          </table:table-cell>
          <table:table-cell office:value-type="float" office:value="0.890409" calcext:value-type="float">
            <text:p>0.890409</text:p>
          </table:table-cell>
          <table:table-cell office:value-type="float" office:value="0.888396" calcext:value-type="float">
            <text:p>0.888396</text:p>
          </table:table-cell>
          <table:table-cell office:value-type="float" office:value="0.865209" calcext:value-type="float">
            <text:p>0.865209</text:p>
          </table:table-cell>
          <table:table-cell office:value-type="float" office:value="0.863566" calcext:value-type="float">
            <text:p>0.863566</text:p>
          </table:table-cell>
          <table:table-cell office:value-type="float" office:value="0.861637" calcext:value-type="float">
            <text:p>0.861637</text:p>
          </table:table-cell>
          <table:table-cell office:value-type="float" office:value="0.861984" calcext:value-type="float">
            <text:p>0.861984</text:p>
          </table:table-cell>
        </table:table-row>
        <table:table-row table:style-name="ro1">
          <table:table-cell office:value-type="string" calcext:value-type="string">
            <text:p>PSNR</text:p>
          </table:table-cell>
          <table:table-cell office:value-type="float" office:value="12.591367" calcext:value-type="float">
            <text:p>12.591367</text:p>
          </table:table-cell>
          <table:table-cell office:value-type="float" office:value="11.450412" calcext:value-type="float">
            <text:p>11.450412</text:p>
          </table:table-cell>
          <table:table-cell office:value-type="float" office:value="11.059755" calcext:value-type="float">
            <text:p>11.059755</text:p>
          </table:table-cell>
          <table:table-cell office:value-type="float" office:value="12.043737" calcext:value-type="float">
            <text:p>12.043737</text:p>
          </table:table-cell>
          <table:table-cell office:value-type="float" office:value="11.603897" calcext:value-type="float">
            <text:p>11.603897</text:p>
          </table:table-cell>
          <table:table-cell office:value-type="float" office:value="11.027445" calcext:value-type="float">
            <text:p>11.027445</text:p>
          </table:table-cell>
          <table:table-cell office:value-type="float" office:value="11.018281" calcext:value-type="float">
            <text:p>11.018281</text:p>
          </table:table-cell>
        </table:table-row>
        <table:table-row table:style-name="ro2">
          <table:table-cell office:value-type="string" calcext:value-type="string">
            <text:p>光斑2，相同位置，不同强度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400_400_1.0</text:p>
          </table:table-cell>
          <table:table-cell office:value-type="string" calcext:value-type="string">
            <text:p>400_400_2.0</text:p>
          </table:table-cell>
          <table:table-cell office:value-type="string" calcext:value-type="string">
            <text:p>400_400_3.0</text:p>
          </table:table-cell>
          <table:table-cell office:value-type="string" calcext:value-type="string">
            <text:p>400_400_3.5</text:p>
          </table:table-cell>
          <table:table-cell office:value-type="string" calcext:value-type="string">
            <text:p>400_400_4.0</text:p>
          </table:table-cell>
          <table:table-cell office:value-type="string" calcext:value-type="string">
            <text:p>400_400_4.5</text:p>
          </table:table-cell>
          <table:table-cell office:value-type="string" calcext:value-type="string">
            <text:p>400_400_5.0</text:p>
          </table:table-cell>
        </table:table-row>
        <table:table-row table:style-name="ro1">
          <table:table-cell office:value-type="string" calcext:value-type="string">
            <text:p>MFSIM</text:p>
          </table:table-cell>
          <table:table-cell office:value-type="float" office:value="0.340729" calcext:value-type="float">
            <text:p>0.340729</text:p>
          </table:table-cell>
          <table:table-cell office:value-type="float" office:value="0.095375" calcext:value-type="float">
            <text:p>0.095375</text:p>
          </table:table-cell>
          <table:table-cell office:value-type="float" office:value="0.027494" calcext:value-type="float">
            <text:p>0.027494</text:p>
          </table:table-cell>
          <table:table-cell office:value-type="float" office:value="0.014478" calcext:value-type="float">
            <text:p>0.014478</text:p>
          </table:table-cell>
          <table:table-cell office:value-type="float" office:value="0.007376" calcext:value-type="float">
            <text:p>0.007376</text:p>
          </table:table-cell>
          <table:table-cell office:value-type="float" office:value="0.002616" calcext:value-type="float">
            <text:p>0.002616</text:p>
          </table:table-cell>
          <table:table-cell office:value-type="float" office:value="0.001117" calcext:value-type="float">
            <text:p>0.001117</text:p>
          </table:table-cell>
        </table:table-row>
        <table:table-row table:style-name="ro1">
          <table:table-cell office:value-type="string" calcext:value-type="string">
            <text:p>WFSIM</text:p>
          </table:table-cell>
          <table:table-cell office:value-type="float" office:value="0.19586" calcext:value-type="float">
            <text:p>0.19586</text:p>
          </table:table-cell>
          <table:table-cell office:value-type="float" office:value="0.023586" calcext:value-type="float">
            <text:p>0.023586</text:p>
          </table:table-cell>
          <table:table-cell office:value-type="float" office:value="0.011199" calcext:value-type="float">
            <text:p>0.011199</text:p>
          </table:table-cell>
          <table:table-cell office:value-type="float" office:value="0.00939" calcext:value-type="float">
            <text:p>0.00939</text:p>
          </table:table-cell>
          <table:table-cell office:value-type="float" office:value="0.007354" calcext:value-type="float">
            <text:p>0.007354</text:p>
          </table:table-cell>
          <table:table-cell office:value-type="float" office:value="0.003807" calcext:value-type="float">
            <text:p>0.003807</text:p>
          </table:table-cell>
          <table:table-cell office:value-type="float" office:value="0.002007" calcext:value-type="float">
            <text:p>0.002007</text:p>
          </table:table-cell>
        </table:table-row>
        <table:table-row table:style-name="ro1">
          <table:table-cell office:value-type="string" calcext:value-type="string">
            <text:p>WMS_SSIM</text:p>
          </table:table-cell>
          <table:table-cell office:value-type="float" office:value="0.96567" calcext:value-type="float">
            <text:p>0.96567</text:p>
          </table:table-cell>
          <table:table-cell office:value-type="float" office:value="0.886157" calcext:value-type="float">
            <text:p>0.886157</text:p>
          </table:table-cell>
          <table:table-cell office:value-type="float" office:value="0.77671" calcext:value-type="float">
            <text:p>0.77671</text:p>
          </table:table-cell>
          <table:table-cell office:value-type="float" office:value="0.720498" calcext:value-type="float">
            <text:p>0.720498</text:p>
          </table:table-cell>
          <table:table-cell office:value-type="float" office:value="0.661638" calcext:value-type="float">
            <text:p>0.661638</text:p>
          </table:table-cell>
          <table:table-cell office:value-type="float" office:value="0.619841" calcext:value-type="float">
            <text:p>0.619841</text:p>
          </table:table-cell>
          <table:table-cell office:value-type="float" office:value="0.612807" calcext:value-type="float">
            <text:p>0.612807</text:p>
          </table:table-cell>
        </table:table-row>
        <table:table-row table:style-name="ro1">
          <table:table-cell office:value-type="string" calcext:value-type="string">
            <text:p>SSIM</text:p>
          </table:table-cell>
          <table:table-cell office:value-type="float" office:value="0.965584" calcext:value-type="float">
            <text:p>0.965584</text:p>
          </table:table-cell>
          <table:table-cell office:value-type="float" office:value="0.865209" calcext:value-type="float">
            <text:p>0.865209</text:p>
          </table:table-cell>
          <table:table-cell office:value-type="float" office:value="0.711999" calcext:value-type="float">
            <text:p>0.711999</text:p>
          </table:table-cell>
          <table:table-cell office:value-type="float" office:value="0.613108" calcext:value-type="float">
            <text:p>0.613108</text:p>
          </table:table-cell>
          <table:table-cell office:value-type="float" office:value="0.50983" calcext:value-type="float">
            <text:p>0.50983</text:p>
          </table:table-cell>
          <table:table-cell office:value-type="float" office:value="0.424189" calcext:value-type="float">
            <text:p>0.424189</text:p>
          </table:table-cell>
          <table:table-cell office:value-type="float" office:value="0.380184" calcext:value-type="float">
            <text:p>0.380184</text:p>
          </table:table-cell>
        </table:table-row>
        <table:table-row table:style-name="ro1">
          <table:table-cell office:value-type="string" calcext:value-type="string">
            <text:p>PSNR</text:p>
          </table:table-cell>
          <table:table-cell office:value-type="float" office:value="19.620303" calcext:value-type="float">
            <text:p>19.620303</text:p>
          </table:table-cell>
          <table:table-cell office:value-type="float" office:value="12.043737" calcext:value-type="float">
            <text:p>12.043737</text:p>
          </table:table-cell>
          <table:table-cell office:value-type="float" office:value="7.919047" calcext:value-type="float">
            <text:p>7.919047</text:p>
          </table:table-cell>
          <table:table-cell office:value-type="float" office:value="6.343026" calcext:value-type="float">
            <text:p>6.343026</text:p>
          </table:table-cell>
          <table:table-cell office:value-type="float" office:value="5.018624" calcext:value-type="float">
            <text:p>5.018624</text:p>
          </table:table-cell>
          <table:table-cell office:value-type="float" office:value="3.981508" calcext:value-type="float">
            <text:p>3.981508</text:p>
          </table:table-cell>
          <table:table-cell office:value-type="float" office:value="3.476165" calcext:value-type="float">
            <text:p>3.4761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6">0000/00/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6T15:28:27.038493381</meta:creation-date>
    <meta:generator>LibreOffice/5.1.6.2$Linux_X86_64 LibreOffice_project/10m0$Build-2</meta:generator>
    <dc:date>2018-05-06T16:05:06.958407881</dc:date>
    <meta:editing-duration>PT3M26S</meta:editing-duration>
    <meta:editing-cycles>1</meta:editing-cycles>
    <meta:document-statistic meta:table-count="1" meta:cell-count="190" meta:object-count="0"/>
  </office:meta>
</office:document-meta>
</file>